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25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2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991cm" svg:height="0.983cm" svg:x="1cm" svg:y="1.001cm">
          <draw:text-box>
            <text:p><text:span text:style-name="T1">MASCOT Kaffee Mahlwerk Subsystem</text:span></text:p>
          </draw:text-box>
        </draw:frame>
        <draw:frame draw:style-name="gr2" draw:text-style-name="P3" draw:id="id8" draw:layer="layout" svg:width="5.675cm" svg:height="1.5cm" svg:x="10cm" svg:y="4.5cm">
          <draw:text-box>
            <text:p text:style-name="P2"><text:span text:style-name="T2">Kaffee Mahlwerk Motor</text:span></text:p>
          </draw:text-box>
        </draw:frame>
        <draw:frame draw:style-name="gr3" draw:text-style-name="P4" draw:id="id10" draw:layer="layout" svg:width="5.675cm" svg:height="1.269cm" svg:x="9.825cm" svg:y="7.231cm">
          <draw:text-box>
            <text:p text:style-name="P2"><text:span text:style-name="T2">Kaffee Bohnen Sensor</text:span></text:p>
          </draw:text-box>
        </draw:frame>
        <draw:frame draw:style-name="gr4" draw:text-style-name="P4" draw:id="id12" draw:layer="layout" svg:width="5.675cm" svg:height="1.269cm" svg:x="9.825cm" svg:y="9cm">
          <draw:text-box>
            <text:p text:style-name="P2"><text:span text:style-name="T2">Kaffee Kuchen Auswerfer</text:span></text:p>
          </draw:text-box>
        </draw:frame>
        <draw:frame draw:style-name="gr5" draw:text-style-name="P4" draw:id="id6" draw:layer="layout" svg:width="5.675cm" svg:height="1.269cm" svg:x="9.825cm" svg:y="11.231cm">
          <draw:text-box>
            <text:p text:style-name="P2"><text:span text:style-name="T2">Kaffee Kuchen Sensor</text:span></text:p>
          </draw:text-box>
        </draw:frame>
        <draw:custom-shape draw:style-name="gr6" draw:text-style-name="P6" draw:id="id2" draw:layer="layout" svg:width="2.54cm" svg:height="1.27cm" svg:x="4.5cm" svg:y="6.23cm">
          <text:p text:style-name="P5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5" draw:id="id3" draw:layer="layout" svg:width="1.269cm" svg:height="-0.001cm" draw:transform="rotate (-1.57079632679579) translate (2cm 7.73cm)" svg:viewBox="0 0 1270 0" draw:points="0,-4000 635,-4000 1270,-4000">
          <text:p/>
        </draw:polyline>
        <draw:polyline draw:style-name="gr7" draw:text-style-name="P5" draw:id="id9" draw:layer="layout" svg:width="1.269cm" svg:height="-0.001cm" draw:transform="rotate (-1.57079632679579) translate (8cm 5cm)" svg:viewBox="0 0 1270 0" draw:points="0,-16000 635,-16000 1270,-16000">
          <text:p/>
        </draw:polyline>
        <draw:polyline draw:style-name="gr7" draw:text-style-name="P5" draw:id="id5" draw:layer="layout" svg:width="1.269cm" svg:height="-0.001cm" draw:transform="rotate (-1.57079632679579) translate (7.5cm 11cm)" svg:viewBox="0 0 1270 0" draw:points="0,-15000 635,-15000 1270,-15000">
          <text:p/>
        </draw:polyline>
        <draw:custom-shape draw:style-name="gr6" draw:text-style-name="P6" draw:id="id1" draw:layer="layout" svg:width="0.635cm" svg:height="0.635cm" svg:x="3cm" svg:y="11.5cm">
          <text:p text:style-name="P5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3.635cm" svg:y1="11.818cm" svg:x2="5.77cm" svg:y2="7.5cm" draw:start-shape="id1" draw:start-glue-point="10" draw:end-shape="id2" draw:end-glue-point="8" svg:d="m3635 11818c1424 0 2135-1439 2135-4318">
          <text:p/>
        </draw:connector>
        <draw:frame draw:style-name="gr9" draw:text-style-name="P7" draw:layer="layout" svg:width="1.145cm" svg:height="0.64cm" svg:x="1.367cm" svg:y="6.86cm">
          <draw:text-box>
            <text:p><text:span text:style-name="T3">C16</text:span></text:p>
          </draw:text-box>
        </draw:frame>
        <draw:polyline draw:style-name="gr7" draw:text-style-name="P5" draw:id="id4" draw:layer="layout" svg:width="1.269cm" svg:height="-0.001cm" draw:transform="rotate (-1.57079632679579) translate (2cm 10cm)" svg:viewBox="0 0 1270 0" draw:points="0,-4000 635,-4000 1270,-4000">
          <text:p/>
        </draw:polyline>
        <draw:connector draw:style-name="gr8" draw:text-style-name="P5" draw:layer="layout" draw:type="curve" svg:x1="2cm" svg:y1="8.365cm" svg:x2="4.5cm" svg:y2="6.865cm" draw:start-shape="id3" draw:start-glue-point="1" draw:end-shape="id2" svg:d="m2000 8365c2007 0 757-1500 2500-1500">
          <text:p/>
        </draw:connector>
        <draw:connector draw:style-name="gr8" draw:text-style-name="P5" draw:layer="layout" draw:type="curve" draw:line-skew="1.871cm" svg:x1="4.872cm" svg:y1="7.314cm" svg:x2="2cm" svg:y2="10.635cm" draw:start-shape="id2" draw:start-glue-point="7" draw:end-shape="id4" draw:end-glue-point="1" svg:d="m4872 7314c0 4951-2872 3291-2872 3321">
          <text:p/>
        </draw:connector>
        <draw:frame draw:style-name="gr9" draw:text-style-name="P7" draw:layer="layout" svg:width="1.145cm" svg:height="0.64cm" svg:x="1.355cm" svg:y="9.36cm">
          <draw:text-box>
            <text:p><text:span text:style-name="T3">C17</text:span></text:p>
          </draw:text-box>
        </draw:frame>
        <draw:connector draw:style-name="gr8" draw:text-style-name="P5" draw:layer="layout" draw:type="curve" draw:line-skew="2.14cm" svg:x1="7.5cm" svg:y1="11.635cm" svg:x2="6.033cm" svg:y2="7.382cm" draw:start-shape="id5" draw:start-glue-point="1" svg:d="m7500 11635c0-841-1467 1285-1467-4253">
          <text:p/>
        </draw:connector>
        <draw:connector draw:style-name="gr8" draw:text-style-name="P5" draw:layer="layout" draw:type="curve" svg:x1="9.825cm" svg:y1="11.865cm" svg:x2="7.5cm" svg:y2="11.635cm" draw:start-shape="id6" draw:start-glue-point="3" draw:end-shape="id5" draw:end-glue-point="1" svg:d="m9825 11865c-1611 0-449-230-2325-230">
          <text:p/>
        </draw:connector>
        <draw:frame draw:style-name="gr9" draw:text-style-name="P7" draw:layer="layout" svg:width="1.145cm" svg:height="0.64cm" svg:x="7cm" svg:y="10.36cm">
          <draw:text-box>
            <text:p><text:span text:style-name="T3">C18</text:span></text:p>
          </draw:text-box>
        </draw:frame>
        <draw:polyline draw:style-name="gr7" draw:text-style-name="P5" draw:id="id11" draw:layer="layout" svg:width="1.269cm" svg:height="-0.001cm" draw:transform="rotate (-1.57079632679579) translate (8cm 7cm)" svg:viewBox="0 0 1270 0" draw:points="0,-16000 635,-16000 1270,-16000">
          <text:p/>
        </draw:polyline>
        <draw:polyline draw:style-name="gr7" draw:text-style-name="P5" draw:id="id7" draw:layer="layout" svg:width="1.269cm" svg:height="-0.001cm" draw:transform="rotate (-1.57079632679579) translate (8cm 3.5cm)" svg:viewBox="0 0 1270 0" draw:points="0,-16000 635,-16000 1270,-16000">
          <text:p/>
        </draw:polyline>
        <draw:connector draw:style-name="gr8" draw:text-style-name="P5" draw:layer="layout" draw:type="curve" svg:x1="8cm" svg:y1="4.135cm" svg:x2="10cm" svg:y2="5.25cm" draw:start-shape="id7" draw:start-glue-point="1" draw:end-shape="id8" svg:d="m8000 4135c1632 0 632 1115 2000 1115">
          <text:p/>
        </draw:connector>
        <draw:connector draw:style-name="gr8" draw:text-style-name="P5" draw:layer="layout" draw:type="curve" draw:line-skew="-1.534cm" svg:x1="5.77cm" svg:y1="6.23cm" svg:x2="8cm" svg:y2="4.135cm" draw:start-shape="id2" draw:end-shape="id7" draw:end-glue-point="1" svg:d="m5770 6230c0-3385 2230-2338 2230-2095">
          <text:p/>
        </draw:connector>
        <draw:connector draw:style-name="gr8" draw:text-style-name="P5" draw:layer="layout" draw:type="curve" svg:x1="8cm" svg:y1="5.635cm" svg:x2="6.668cm" svg:y2="6.416cm" draw:start-shape="id9" draw:start-glue-point="1" draw:end-shape="id2" draw:end-glue-point="11" svg:d="m8000 5635c-888 0-1332 260-1332 781">
          <text:p/>
        </draw:connector>
        <draw:connector draw:style-name="gr8" draw:text-style-name="P5" draw:layer="layout" draw:type="curve" svg:x1="9.825cm" svg:y1="7.865cm" svg:x2="8cm" svg:y2="5.635cm" draw:start-shape="id10" draw:start-glue-point="3" draw:end-shape="id9" draw:end-glue-point="1" svg:d="m9825 7865c-1237 0-325-2230-1825-2230">
          <text:p/>
        </draw:connector>
        <draw:polyline draw:style-name="gr7" draw:text-style-name="P5" draw:id="id13" draw:layer="layout" svg:width="1.269cm" svg:height="-0.001cm" draw:transform="rotate (-1.57079632679579) translate (8cm 8.73cm)" svg:viewBox="0 0 1270 0" draw:points="0,-16000 635,-16000 1270,-16000">
          <text:p/>
        </draw:polyline>
        <draw:connector draw:style-name="gr8" draw:text-style-name="P5" draw:layer="layout" draw:type="curve" svg:x1="8cm" svg:y1="7.635cm" svg:x2="9.825cm" svg:y2="9.634cm" draw:start-shape="id11" draw:start-glue-point="1" draw:end-shape="id12" draw:end-glue-point="3" svg:d="m8000 7635c1500 0 588 1999 1825 1999">
          <text:p/>
        </draw:connector>
        <draw:connector draw:style-name="gr8" draw:text-style-name="P5" draw:layer="layout" draw:type="curve" draw:line-skew="-1.438cm" svg:x1="6.668cm" svg:y1="7.314cm" svg:x2="8cm" svg:y2="7.635cm" draw:start-shape="id2" draw:start-glue-point="9" draw:end-shape="id11" draw:end-glue-point="1" svg:d="m6668 7314c0 48 1332-112 1332 321">
          <text:p/>
        </draw:connector>
        <draw:connector draw:style-name="gr8" draw:text-style-name="P5" draw:layer="layout" draw:type="curve" draw:line-skew="1.007cm" svg:x1="8cm" svg:y1="9.365cm" svg:x2="6.668cm" svg:y2="7.314cm" draw:start-shape="id13" draw:start-glue-point="1" draw:end-shape="id2" draw:end-glue-point="9" svg:d="m8000 9365c0-373-1332 652-1332-2051">
          <text:p/>
        </draw:connector>
        <draw:connector draw:style-name="gr8" draw:text-style-name="P5" draw:layer="layout" draw:type="curve" draw:line-skew="0.098cm" svg:x1="9.825cm" svg:y1="9.634cm" svg:x2="8cm" svg:y2="9.365cm" draw:start-shape="id12" draw:start-glue-point="3" draw:end-shape="id13" draw:end-glue-point="1" svg:d="m9825 9634c-1090 0-178-269-1825-269">
          <text:p/>
        </draw:connector>
        <draw:frame draw:style-name="gr9" draw:text-style-name="P7" draw:layer="layout" svg:width="1.145cm" svg:height="0.64cm" svg:x="7.5cm" svg:y="2.86cm">
          <draw:text-box>
            <text:p><text:span text:style-name="T3">C19</text:span></text:p>
          </draw:text-box>
        </draw:frame>
        <draw:frame draw:style-name="gr9" draw:text-style-name="P7" draw:layer="layout" svg:width="1.145cm" svg:height="0.64cm" svg:x="6.855cm" svg:y="4.86cm">
          <draw:text-box>
            <text:p><text:span text:style-name="T3">C20</text:span></text:p>
          </draw:text-box>
        </draw:frame>
        <draw:frame draw:style-name="gr9" draw:text-style-name="P7" draw:layer="layout" svg:width="1.145cm" svg:height="0.64cm" svg:x="8cm" svg:y="7cm">
          <draw:text-box>
            <text:p><text:span text:style-name="T3">C21</text:span></text:p>
          </draw:text-box>
        </draw:frame>
        <draw:frame draw:style-name="gr9" draw:text-style-name="P7" draw:layer="layout" svg:width="1.145cm" svg:height="0.64cm" svg:x="6.855cm" svg:y="8.36cm">
          <draw:text-box>
            <text:p><text:span text:style-name="T3">C22</text:span></text:p>
          </draw:text-box>
        </draw:frame>
        <draw:frame draw:style-name="gr10" draw:text-style-name="P3" draw:id="id16" draw:layer="layout" svg:width="5.675cm" svg:height="1.522cm" svg:x="9.825cm" svg:y="13.5cm">
          <draw:text-box>
            <text:p text:style-name="P2"><text:span text:style-name="T2">Kaffee Pulver-Dosierer</text:span></text:p>
          </draw:text-box>
        </draw:frame>
        <draw:custom-shape draw:style-name="gr6" draw:text-style-name="P6" draw:id="id15" draw:layer="layout" svg:width="2.54cm" svg:height="1.27cm" svg:x="4.46cm" svg:y="13.23cm">
          <text:p text:style-name="P5"><text:span text:style-name="T3">Dosier-Proz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5" draw:id="id14" draw:layer="layout" svg:width="1.269cm" svg:height="-0.001cm" draw:transform="rotate (-1.57079632679579) translate (7cm 14.5cm)" svg:viewBox="0 0 1270 0" draw:points="0,-14000 635,-14000 1270,-14000">
          <text:p/>
        </draw:polyline>
        <draw:connector draw:style-name="gr8" draw:text-style-name="P5" draw:layer="layout" draw:type="curve" svg:x1="7cm" svg:y1="15.135cm" svg:x2="5.73cm" svg:y2="14.5cm" draw:start-shape="id14" draw:start-glue-point="1" draw:end-shape="id15" draw:end-glue-point="8" svg:d="m7000 15135c-847 0-1270-211-1270-635">
          <text:p/>
        </draw:connector>
        <draw:connector draw:style-name="gr8" draw:text-style-name="P5" draw:layer="layout" draw:type="curve" svg:x1="9.825cm" svg:y1="14.261cm" svg:x2="7cm" svg:y2="15.135cm" draw:start-shape="id16" draw:start-glue-point="3" draw:end-shape="id14" draw:end-glue-point="1" svg:d="m9825 14261c-1986 0-574 874-2825 874">
          <text:p/>
        </draw:connector>
        <draw:polyline draw:style-name="gr7" draw:text-style-name="P5" draw:id="id18" draw:layer="layout" svg:width="1.269cm" svg:height="-0.001cm" draw:transform="rotate (-1.57079632679579) translate (6.5cm 11.73cm)" svg:viewBox="0 0 1270 0" draw:points="0,-13000 635,-13000 1270,-13000">
          <text:p/>
        </draw:polyline>
        <draw:polyline draw:style-name="gr7" draw:text-style-name="P5" draw:id="id17" draw:layer="layout" svg:width="1.269cm" svg:height="-0.001cm" draw:transform="rotate (-1.57079632679579) translate (5cm 11.73cm)" svg:viewBox="0 0 1270 0" draw:points="0,-10000 635,-10000 1270,-10000">
          <text:p/>
        </draw:polyline>
        <draw:connector draw:style-name="gr8" draw:text-style-name="P5" draw:layer="layout" draw:type="curve" svg:x1="5cm" svg:y1="12.365cm" svg:x2="4.46cm" svg:y2="13.865cm" draw:start-shape="id17" draw:start-glue-point="1" draw:end-shape="id15" draw:end-glue-point="6" svg:d="m5000 12365c-1561 0-1291 1500-540 1500">
          <text:p/>
        </draw:connector>
        <draw:connector draw:style-name="gr8" draw:text-style-name="P5" draw:layer="layout" draw:type="curve" svg:x1="7cm" svg:y1="13.865cm" svg:x2="6.5cm" svg:y2="12.365cm" draw:start-shape="id15" draw:start-glue-point="10" draw:end-shape="id18" draw:end-glue-point="1" svg:d="m7000 13865c751 0 1001-1500-500-1500">
          <text:p/>
        </draw:connector>
        <draw:connector draw:style-name="gr8" draw:text-style-name="P5" draw:layer="layout" draw:type="curve" draw:line-skew="2.553cm" svg:x1="5.77cm" svg:y1="7.5cm" svg:x2="5cm" svg:y2="12.365cm" draw:start-shape="id2" draw:start-glue-point="8" draw:end-shape="id17" draw:end-glue-point="1" svg:d="m5770 7500c0 6993-770 4561-770 4865">
          <text:p/>
        </draw:connector>
        <draw:connector draw:style-name="gr8" draw:text-style-name="P5" draw:layer="layout" draw:type="curve" draw:line-skew="2.553cm" svg:x1="6.5cm" svg:y1="12.365cm" svg:x2="5.77cm" svg:y2="7.5cm" draw:start-shape="id18" draw:start-glue-point="1" draw:end-shape="id2" svg:d="m6500 12365c0-304-730 2128-730-4865">
          <text:p/>
        </draw:connector>
        <draw:frame draw:style-name="gr9" draw:text-style-name="P7" draw:layer="layout" svg:width="1.145cm" svg:height="0.64cm" svg:x="6.355cm" svg:y="15.86cm">
          <draw:text-box>
            <text:p><text:span text:style-name="T3">C23</text:span></text:p>
          </draw:text-box>
        </draw:frame>
        <draw:frame draw:style-name="gr9" draw:text-style-name="P7" draw:layer="layout" svg:width="1.145cm" svg:height="0.64cm" svg:x="3.855cm" svg:y="12.5cm">
          <draw:text-box>
            <text:p><text:span text:style-name="T3">C25</text:span></text:p>
          </draw:text-box>
        </draw:frame>
        <draw:frame draw:style-name="gr9" draw:text-style-name="P7" draw:layer="layout" svg:width="1.145cm" svg:height="0.64cm" svg:x="6.355cm" svg:y="12.86cm">
          <draw:text-box>
            <text:p><text:span text:style-name="T3">C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i Baumann</meta:initial-creator>
    <meta:creation-date>2011-06-21T21:29:29.49</meta:creation-date>
    <dc:date>2011-06-28T17:21:58.47</dc:date>
    <dc:creator>Toni Baumann</dc:creator>
    <meta:editing-duration>PT20H35M55S</meta:editing-duration>
    <meta:editing-cycles>5</meta:editing-cycles>
    <meta:generator>OpenOffice.org/3.2$Win32 OpenOffice.org_project/320m18$Build-9502</meta:generator>
    <meta:printed-by>Toni Baumann</meta:printed-by>
    <meta:print-date>2011-06-27T16:41:26.56</meta:print-date>
    <meta:document-statistic meta:object-count="48"/>
  </office:meta>
</office:document-meta>
</file>